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draw:fill-color="#ffff99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marker-start="Arrow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top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0000" fo:font-size="7pt" style:font-size-asian="7pt" style:font-size-complex="7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font-size="8pt" fo:font-style="italic" style:text-underline-style="none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cm" svg:height="9.8cm" svg:x="2.3cm" svg:y="4.7cm">
          <text:p text:style-name="P1"><text:span text:style-name="T1">Визуальные плагины</text:span></text:p>
          <text:p text:style-name="P1"><text:span text:style-name="T1">(«/plugins»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5cm" svg:height="1.5cm" svg:x="2.5cm" svg:y="6cm">
          <text:p text:style-name="P2"><text:span text:style-name="T2">BaseWin.dll</text:span></text:p>
          <text:p text:style-name="P2"><text:span text:style-name="T3">Исходный плагин для </text:span></text:p>
          <text:p text:style-name="P2"><text:span text:style-name="T3">запуска скрип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3.5cm" svg:height="1.5cm" svg:x="2.7cm" svg:y="7.3cm">
          <text:p text:style-name="P2"><text:span text:style-name="T2">FIPlugin.dll</text:span></text:p>
          <text:p text:style-name="P2"><text:span text:style-name="T3">Плагин для поиска приборов </text:span></text:p>
          <text:p text:style-name="P2"><text:span text:style-name="T3">в локальной се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3.5cm" svg:height="1.5cm" svg:x="2.9cm" svg:y="8.6cm">
          <text:p text:style-name="P2"><text:span text:style-name="T2">Log.dll</text:span></text:p>
          <text:p text:style-name="P2"><text:span text:style-name="T3">Плагин для отображения </text:span></text:p>
          <text:p text:style-name="P2"><text:span text:style-name="T3">текстовой информ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3.5cm" svg:height="1.5cm" svg:x="3.1cm" svg:y="9.9cm">
          <text:p text:style-name="P2"><text:span text:style-name="T2">Request.dll</text:span></text:p>
          <text:p text:style-name="P2"><text:span text:style-name="T3">Плагин для запроса</text:span></text:p>
          <text:p text:style-name="P2"><text:span text:style-name="T3">исходных дан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3.5cm" svg:height="1.5cm" svg:x="3.3cm" svg:y="11.2cm">
          <text:p text:style-name="P2"><text:span text:style-name="T2">Chart.dll</text:span></text:p>
          <text:p text:style-name="P2"><text:span text:style-name="T3">Плагин для отображения </text:span></text:p>
          <text:p text:style-name="P2"><text:span text:style-name="T3">графи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3.5cm" svg:height="1.5cm" svg:x="3.5cm" svg:y="12.5cm">
          <text:p text:style-name="P2"><text:span text:style-name="T2">Progress.dll</text:span></text:p>
          <text:p text:style-name="P2"><text:span text:style-name="T3">Плагин для прогресса</text:span></text:p>
          <text:p text:style-name="P2"><text:span text:style-name="T3">выполн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5cm" svg:height="1.5cm" svg:x="7.8cm" svg:y="2.8cm">
          <text:p text:style-name="P2"><text:span text:style-name="T2">SE2.exe</text:span></text:p>
          <text:p text:style-name="P2"><text:span text:style-name="T3">Оболочка для выбора </text:span></text:p>
          <text:p text:style-name="P2"><text:span text:style-name="T3">скриптов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5.505cm" svg:x="12cm" svg:y="4.7cm">
          <text:p text:style-name="P1"><text:span text:style-name="T1">Библиоте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2.969cm" svg:height="1.5cm" svg:x="12.3cm" svg:y="6cm">
          <text:p text:style-name="P2"><text:span text:style-name="T2">LuaCBridge.dll</text:span></text:p>
          <text:p text:style-name="P2"><text:span text:style-name="T3">Библиотека связи </text:span></text:p>
          <text:p text:style-name="P2"><text:span text:style-name="T3">скриптов и основной </text:span></text:p>
          <text:p text:style-name="P2"><text:span text:style-name="T3">программ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3.1cm" svg:height="4cm" svg:x="8.1cm" svg:y="9.5cm">
          <text:p text:style-name="P3">Луа - машина</text:p>
          <text:p text:style-name="P3">(Lua State)</text:p>
          <text:p text:style-name="P3"/>
          <text:p text:style-name="P3"><text:span text:style-name="T3">Выполнение выбранного</text:span></text:p>
          <text:p text:style-name="P3"><text:span text:style-name="T3">скрипта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9.55cm" svg:y1="4.3cm" svg:x2="6cm" svg:y2="6.75cm" draw:start-shape="id1" draw:start-glue-point="2" draw:end-shape="id2" svg:d="m9550 4300-3550 2450">
          <text:p/>
        </draw:connector>
        <draw:connector draw:style-name="gr4" draw:text-style-name="P2" draw:layer="layout" draw:type="line" svg:x1="6cm" svg:y1="6.75cm" svg:x2="12.3cm" svg:y2="6.75cm" draw:start-shape="id2" draw:start-glue-point="1" draw:end-shape="id3" draw:end-glue-point="3" svg:d="m6000 6750h6300">
          <text:p/>
        </draw:connector>
        <draw:connector draw:style-name="gr5" draw:text-style-name="P2" draw:layer="layout" draw:type="line" svg:x1="8.1cm" svg:y1="11.5cm" svg:x2="6.2cm" svg:y2="8.05cm" draw:start-shape="id4" draw:start-glue-point="3" draw:end-shape="id5" draw:end-glue-point="1" svg:d="m8100 11500-1900-3450">
          <text:p/>
        </draw:connector>
        <draw:connector draw:style-name="gr5" draw:text-style-name="P2" draw:layer="layout" draw:type="line" svg:x1="8.1cm" svg:y1="11.5cm" svg:x2="6.4cm" svg:y2="9.35cm" draw:start-shape="id4" draw:start-glue-point="3" draw:end-shape="id6" svg:d="m8100 11500-1700-2150">
          <text:p/>
        </draw:connector>
        <draw:connector draw:style-name="gr5" draw:text-style-name="P2" draw:layer="layout" draw:type="line" svg:x1="8.1cm" svg:y1="11.5cm" svg:x2="6.6cm" svg:y2="10.65cm" draw:start-shape="id4" draw:start-glue-point="3" draw:end-shape="id7" draw:end-glue-point="1" svg:d="m8100 11500-1500-850">
          <text:p/>
        </draw:connector>
        <draw:connector draw:style-name="gr5" draw:text-style-name="P2" draw:layer="layout" draw:type="line" svg:x1="8.1cm" svg:y1="11.5cm" svg:x2="6.8cm" svg:y2="11.95cm" draw:start-shape="id4" draw:start-glue-point="3" draw:end-shape="id8" draw:end-glue-point="1" svg:d="m8100 11500-1300 450">
          <text:p/>
        </draw:connector>
        <draw:connector draw:style-name="gr5" draw:text-style-name="P2" draw:layer="layout" draw:type="line" svg:x1="8.1cm" svg:y1="11.5cm" svg:x2="7cm" svg:y2="13.25cm" draw:start-shape="id4" draw:start-glue-point="3" draw:end-shape="id9" svg:d="m8100 11500-1100 1750">
          <text:p/>
        </draw:connector>
        <draw:custom-shape draw:style-name="gr2" draw:text-style-name="P3" xml:id="id10" draw:id="id10" draw:layer="layout" svg:width="2.989cm" svg:height="1.5cm" svg:x="12.3cm" svg:y="8.1cm">
          <text:p text:style-name="P2"><text:span text:style-name="T2">Lua.dll</text:span></text:p>
          <text:p text:style-name="P2"><text:span text:style-name="T3">Основная библиотека</text:span></text:p>
          <text:p text:style-name="P2"><text:span text:style-name="T3"><text:s/></text:span><text:span text:style-name="T3">Лу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s" svg:x1="13.784cm" svg:y1="7.5cm" svg:x2="13.794cm" svg:y2="8.1cm" draw:start-shape="id3" draw:start-glue-point="2" draw:end-shape="id10" draw:end-glue-point="0" svg:d="m13784 7500v501l10-402v501">
          <text:p/>
        </draw:connector>
        <draw:custom-shape draw:style-name="gr6" draw:text-style-name="P1" xml:id="id13" draw:id="id13" draw:layer="layout" svg:width="4.079cm" svg:height="4cm" svg:x="13.321cm" svg:y="12cm">
          <text:p text:style-name="P3"><text:span text:style-name="T1">Для приборов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layout" svg:width="3.575cm" svg:height="2.663cm" svg:x="12.825cm" svg:y="15.7cm">
          <text:p text:style-name="P2"><text:span text:style-name="T4">Функциональные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14cm" svg:height="1.779cm" svg:x="13cm" svg:y="16.4cm">
          <text:p text:style-name="P2"><text:span text:style-name="T2">Office.dll</text:span></text:p>
          <text:p text:style-name="P2"><text:span text:style-name="T3">Библиотека функций</text:span></text:p>
          <text:p text:style-name="P2"><text:span text:style-name="T3">для записи в таблицу</text:span></text:p>
          <text:p text:style-name="P2"><text:span text:style-name="T3">Ex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193cm" svg:height="1.5cm" svg:x="13.607cm" svg:y="12.7cm">
          <text:p text:style-name="P2"><text:span text:style-name="T2">H5SK4.dll</text:span></text:p>
          <text:p text:style-name="P2"><text:span text:style-name="T3">Библиотека функций</text:span></text:p>
          <text:p text:style-name="P2"><text:span text:style-name="T3">для Х5М/СК4М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2.9cm" svg:height="1.5cm" svg:x="15.9cm" svg:y="6cm">
          <text:p text:style-name="P2"><text:span text:style-name="T2">Transport.dll</text:span></text:p>
          <text:p text:style-name="P2"><text:span text:style-name="T3">Библиотека-обёртка</text:span></text:p>
          <text:p text:style-name="P2"><text:span text:style-name="T3">для связи</text:span></text:p>
          <text:p text:style-name="P2"><text:span text:style-name="T3">с приборами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2.9cm" svg:height="1.5cm" svg:x="15.9cm" svg:y="8.1cm">
          <text:p text:style-name="P2"><text:span text:style-name="T2">MiVisa.dll</text:span></text:p>
          <text:p text:style-name="P2"><text:span text:style-name="T3">Библиотека для связи</text:span></text:p>
          <text:p text:style-name="P2"><text:span text:style-name="T3">с приборами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15.269cm" svg:y1="6.75cm" svg:x2="15.9cm" svg:y2="6.75cm" draw:start-shape="id3" draw:start-glue-point="1" draw:end-shape="id11" draw:end-glue-point="3" svg:d="m15269 6750h631">
          <text:p/>
        </draw:connector>
        <draw:connector draw:style-name="gr4" draw:text-style-name="P2" draw:layer="layout" draw:type="line" svg:x1="17.35cm" svg:y1="7.5cm" svg:x2="17.35cm" svg:y2="8.1cm" draw:start-shape="id11" draw:start-glue-point="2" draw:end-shape="id12" draw:end-glue-point="0" svg:d="m17350 7500v600">
          <text:p/>
        </draw:connector>
        <draw:connector draw:style-name="gr5" draw:text-style-name="P2" draw:layer="layout" draw:type="line" svg:x1="11.2cm" svg:y1="11.5cm" svg:x2="13.321cm" svg:y2="14cm" draw:start-shape="id4" draw:start-glue-point="1" draw:end-shape="id13" draw:end-glue-point="3" svg:d="m11200 11500 2121 2500">
          <text:p/>
        </draw:connector>
        <draw:custom-shape draw:style-name="gr2" draw:text-style-name="P3" draw:layer="layout" svg:width="3.214cm" svg:height="1.5cm" svg:x="13.9cm" svg:y="13.9cm">
          <text:p text:style-name="P2"><text:span text:style-name="T2">R2G7.dll</text:span></text:p>
          <text:p text:style-name="P2"><text:span text:style-name="T3">Библиотека функций</text:span></text:p>
          <text:p text:style-name="P2"><text:span text:style-name="T3">для Р2М/Г7М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2.9cm" svg:height="1.5cm" svg:x="15.9cm" svg:y="10.2cm">
          <text:p text:style-name="P2"><text:span text:style-name="T2">ProtocolLib.dll</text:span></text:p>
          <text:p text:style-name="P2"><text:span text:style-name="T3">Библиотека для</text:span></text:p>
          <text:p text:style-name="P2"><text:span text:style-name="T3">перевода команд в </text:span></text:p>
          <text:p text:style-name="P2"><text:span text:style-name="T3">текст и обратн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1.2cm" svg:y1="11.5cm" svg:x2="12.825cm" svg:y2="17.031cm" draw:start-shape="id4" draw:start-glue-point="1" draw:end-shape="id14" draw:end-glue-point="3" svg:d="m11200 11500 1625 5531">
          <text:p/>
        </draw:connector>
        <draw:connector draw:style-name="gr4" draw:text-style-name="P2" draw:layer="layout" draw:type="line" svg:x1="17.35cm" svg:y1="9.6cm" svg:x2="17.35cm" svg:y2="10.2cm" draw:start-shape="id12" draw:start-glue-point="2" draw:end-shape="id15" draw:end-glue-point="0" svg:d="m17350 9600v600">
          <text:p/>
        </draw:connector>
        <draw:connector draw:style-name="gr7" draw:text-style-name="P2" draw:layer="layout" draw:type="curve" svg:x1="12.3cm" svg:y1="8.85cm" svg:x2="9.65cm" svg:y2="9.5cm" draw:start-shape="id10" draw:start-glue-point="3" draw:end-shape="id4" draw:end-glue-point="0" svg:d="m12300 8850c-1767 0-2650 216-2650 650">
          <text:p/>
        </draw:connector>
        <draw:custom-shape draw:style-name="gr8" draw:text-style-name="P4" draw:layer="layout" svg:width="0.988cm" svg:height="0.296cm" svg:x="5.212cm" svg:y="7.304cm">
          <text:p text:style-name="P4"><text:span text:style-name="T5">trans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88cm" svg:height="0.296cm" svg:x="5.412cm" svg:y="8.604cm">
          <text:p text:style-name="P4"><text:span text:style-name="T5">tolua++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88cm" svg:height="0.296cm" svg:x="5.612cm" svg:y="9.904cm">
          <text:p text:style-name="P4"><text:span text:style-name="T5">tolua++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88cm" svg:height="0.296cm" svg:x="5.812cm" svg:y="11.204cm">
          <text:p text:style-name="P4"><text:span text:style-name="T5">tolua++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88cm" svg:height="0.296cm" svg:x="6.012cm" svg:y="12.504cm">
          <text:p text:style-name="P4"><text:span text:style-name="T5">tolua++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88cm" svg:height="0.296cm" svg:x="15.812cm" svg:y="12.704cm">
          <text:p text:style-name="P4"><text:span text:style-name="T5">tolua++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88cm" svg:height="0.296cm" svg:x="16.112cm" svg:y="13.904cm">
          <text:p text:style-name="P4"><text:span text:style-name="T5">tolua++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88cm" svg:height="0.296cm" svg:x="15.212cm" svg:y="16.404cm">
          <text:p text:style-name="P4"><text:span text:style-name="T5">tolua++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cm" svg:height="1.5cm" svg:x="12.4cm" svg:y="10.2cm">
          <text:p text:style-name="P2"><text:span text:style-name="T2">tolua++.dll</text:span></text:p>
          <text:p text:style-name="P2"><text:span text:style-name="T3">Библиотека для</text:span></text:p>
          <text:p text:style-name="P2"><text:span text:style-name="T3">связи Луа и Си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cm" svg:height="1.5cm" svg:x="16cm" svg:y="18.5cm">
          <text:p text:style-name="P2"><text:span text:style-name="T2">qwt.dll</text:span></text:p>
          <text:p text:style-name="P2"><text:span text:style-name="T3">Библиотека для</text:span></text:p>
          <text:p text:style-name="P2"><text:span text:style-name="T3">работы с графикам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988cm" svg:height="0.296cm" svg:x="5.812cm" svg:y="11.504cm">
          <text:p text:style-name="P4"><text:span text:style-name="T5">qw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5.36cm" svg:y1="12cm" svg:x2="15.9cm" svg:y2="6.75cm" draw:start-shape="id13" draw:start-glue-point="0" draw:end-shape="id11" draw:end-glue-point="3" svg:d="m15360 12000c0-3500 180-5250 540-5250">
          <text:p/>
        </draw:connector>
        <draw:custom-shape draw:style-name="gr1" draw:text-style-name="P1" xml:id="id16" draw:id="id16" draw:layer="layout" svg:width="3.5cm" svg:height="1.699cm" svg:x="13.7cm" svg:y="2.701cm">
          <text:p text:style-name="P1"><text:span text:style-name="T1">Скрипты</text:span></text:p>
          <text:p text:style-name="P1"><text:span text:style-name="T1">(/scripts)</text:span></text:p>
          <text:p text:style-name="P1"><text:span text:style-name="T1"/></text:p>
          <text:p text:style-name="P1"><text:span text:style-name="T6">файлы *.l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1.3cm" svg:y1="3.55cm" svg:x2="13.7cm" svg:y2="3.55cm" draw:start-shape="id1" draw:start-glue-point="1" draw:end-shape="id16" svg:d="m11300 3550h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04T12:53:22.45</meta:creation-date>
    <dc:date>2013-06-05T13:28:36.20</dc:date>
    <meta:editing-duration>PT47M35S</meta:editing-duration>
    <meta:editing-cycles>4</meta:editing-cycles>
    <meta:generator>OpenOffice.org/3.3$Win32 OpenOffice.org_project/330m20$Build-9567</meta:generator>
    <meta:document-statistic meta:object-count="48"/>
  </office:meta>
</office:document-meta>
</file>